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5.1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4.26cm" fo:break-before="auto" style:use-optimal-row-height="fals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</style:style>
    <style:style style:name="ce19" style:family="table-cell" style:parent-style-name="Default">
      <style:table-cell-properties fo:background-color="#99ffff" style:vertical-align="top"/>
    </style:style>
    <style:style style:name="ce14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99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 fo:border="0.06pt solid #000000" style:vertical-align="top"/>
    </style:style>
    <style:style style:name="ce39" style:family="table-cell" style:parent-style-name="Default">
      <style:table-cell-properties fo:background-color="transparent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33ff" style:text-align-source="fix" style:repeat-content="false" fo:wrap-option="wrap" style:vertical-align="top"/>
      <style:paragraph-properties fo:text-align="center" fo:margin-left="0cm"/>
      <style:text-properties fo:color="#ffff99" fo:font-weight="normal" style:font-weight-asian="normal" style:font-weight-complex="normal"/>
    </style:style>
    <style:style style:name="ce5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</style:style>
    <style:style style:name="ce67" style:family="table-cell" style:parent-style-name="Default">
      <style:table-cell-properties fo:border="0.06pt solid #000000" style:vertical-align="top"/>
    </style:style>
    <style:style style:name="ce81" style:family="table-cell" style:parent-style-name="Default">
      <style:table-cell-properties fo:background-color="transparent" fo:border="0.06pt solid #000000" style:vertical-align="top"/>
    </style:style>
    <style:style style:name="ce69" style:family="table-cell" style:parent-style-name="Default" style:data-style-name="N37">
      <style:table-cell-properties fo:border="0.06pt solid #000000" style:vertical-align="top"/>
    </style:style>
    <style:style style:name="ce80" style:family="table-cell" style:parent-style-name="Default">
      <style:table-cell-properties fo:background-color="transparent" style:vertical-align="top"/>
    </style:style>
    <style:style style:name="ce73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55"/>
        <table:table-column table:style-name="co6" table:default-cell-style-name="ce49"/>
        <table:table-column table:style-name="co7" table:default-cell-style-name="ce59"/>
        <table:table-column table:style-name="co8" table:number-columns-repeated="6" table:default-cell-style-name="ce65"/>
        <table:table-column table:style-name="co8" table:default-cell-style-name="ce71"/>
        <table:table-column table:style-name="co9" table:default-cell-style-name="ce65"/>
        <table:table-column table:style-name="co7" table:default-cell-style-name="ce49"/>
        <table:table-column table:style-name="co10" table:default-cell-style-name="ce55"/>
        <table:table-column table:style-name="co7" table:number-columns-repeated="72" table:default-cell-style-name="ce49"/>
        <table:table-column table:style-name="co7" table:number-columns-repeated="51" table:default-cell-style-name="Default"/>
        <table:table-column table:style-name="co7" table:number-columns-repeated="883" table:default-cell-style-name="ce49"/>
        <table:table-column table:style-name="co7" table:default-cell-style-name="Default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2"/>
          <table:table-cell table:style-name="ce19" office:value-type="string" calcext:value-type="string">
            <text:p>x <text:s text:c="2"/>= Element ist spezifiziert</text:p>
          </table:table-cell>
          <table:table-cell table:style-name="ce14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31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2">
          <table:table-cell table:style-name="ce48" table:number-columns-repeated="3"/>
          <table:table-cell table:style-name="ce19" office:value-type="string" calcext:value-type="string">
            <text:p>(x) = Element ist zulässig,</text:p>
            <text:p>         aber nicht ausspezifiziert</text:p>
          </table:table-cell>
          <table:covered-table-cell table:style-name="ce15"/>
          <table:covered-table-cell table:style-name="ce31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3">
          <table:table-cell table:number-columns-repeated="3"/>
          <table:table-cell table:style-name="ce19" office:value-type="string" calcext:value-type="string">
            <text:p>- <text:s text:c="3"/>= Element nicht vorhanden</text:p>
          </table:table-cell>
          <table:covered-table-cell table:style-name="ce16"/>
          <table:covered-table-cell table:style-name="ce19"/>
          <table:table-cell table:number-columns-repeated="8"/>
          <table:table-cell table:style-name="ce47" office:value-type="string" calcext:value-type="string">
            <text:p>aktueller Diskussionsstand</text:p>
            <text:p>(AG-Meeting</text:p>
            <text:p>2022-02-28)</text:p>
          </table:table-cell>
          <table:table-cell/>
          <table:table-cell table:style-name="ce82" office:value-type="string" calcext:value-type="string">
            <text:p>gelb: noch zu überarbeiten</text:p>
          </table:table-cell>
          <table:table-cell table:number-columns-repeated="1007"/>
        </table:table-row>
        <table:table-row table:style-name="ro4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1"/>
          <table:table-cell table:style-name="ce24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34" office:value-type="string" calcext:value-type="string" table:number-columns-spanned="1" table:number-rows-spanned="2">
            <text:p>Bemerkung</text:p>
          </table:table-cell>
          <table:table-cell table:style-name="ce42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42"/>
          <table:covered-table-cell table:style-name="ce72"/>
          <table:table-cell table:style-name="ce50" office:value-type="string" calcext:value-type="string" table:number-columns-spanned="1" table:number-rows-spanned="2">
            <text:p>ISiK</text:p>
            <text:p>(work in progress)</text:p>
          </table:table-cell>
          <table:table-cell table:style-name="ce34" office:value-type="string" calcext:value-type="string" table:number-columns-spanned="1" table:number-rows-spanned="2">
            <text:p>Diskussion</text:p>
          </table:table-cell>
          <table:table-cell table:style-name="ce42" office:value-type="string" calcext:value-type="string" table:number-columns-spanned="1" table:number-rows-spanned="2">
            <text:p>Umsetzung in Profil</text:p>
            <text:p>entsprechend Spalte "ISiK"</text:p>
          </table:table-cell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24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covered-table-cell table:style-name="ce51"/>
          <table:covered-table-cell table:style-name="ce34" office:value-type="string" calcext:value-type="string">
            <text:p>Bemerkung</text:p>
          </table:covered-table-cell>
          <table:covered-table-cell table:style-name="ce24"/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5" office:value-type="string" calcext:value-type="string" table:number-columns-spanned="1" table:number-rows-spanned="25">
            <text:p>Medikament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6"/>
          <table:table-cell table:number-columns-repeated="7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mpfstoff?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Normgröß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5">
          <table:covered-table-cell table:style-name="ce5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52" office:value-type="string" calcext:value-type="string">
            <text:p>PZN</text:p>
            <text:p><text:span text:style-name="T1">or ATC-DE</text:span></text:p>
            <text:p><text:span text:style-name="T1">or ABDATA WG14 ?</text:span></text:p>
            <text:p><text:span text:style-name="T1">and Freitext</text:span></text:p>
            <text:p/>
            <text:p><text:span text:style-name="T1">nationaler Katalog vom BfArm? =&gt; existiert (Zulassungsdaten).</text:span></text:p>
            <text:p/>
            <text:p><text:span text:style-name="T1">politische Klärung erf., ob BfArm-Daten öffentlich gemacht werden</text:span></text:p>
          </table:table-cell>
          <table:table-cell table:style-name="ce67" office:value-type="string" calcext:value-type="string">
            <text:p>Amlodipin von</text:p>
            <text:p> XYPharm 10mg</text:p>
            <text:p>=&gt; PZN</text:p>
            <text:p/>
            <text:p>Oder herstellerneutraler Code + Hersteller-Freitext</text:p>
            <text:p/>
            <text:p>Acetylcystein 300 mg =&gt; Code</text:p>
            <text:p><text:span text:style-name="T1">"z. B. Mucret" =&gt; Freitext</text:span></text:p>
          </table:table-cell>
          <table:table-cell table:style-name="ce82" office:value-type="string" calcext:value-type="string">
            <text:p>PZN,</text:p>
            <text:p>ATC-DE</text:p>
          </table:table-cell>
          <table:table-cell table:number-columns-repeated="1007"/>
        </table:table-row>
        <table:table-row table:style-name="ro4">
          <table:covered-table-cell table:style-name="ce6"/>
          <table:table-cell table:style-name="ce17" office:value-type="string" calcext:value-type="string">
            <text:p>Teilbarkeit</text:p>
          </table:table-cell>
          <table:table-cell table:style-name="ce17" table:number-columns-repeated="2"/>
          <table:table-cell table:style-name="ce30"/>
          <table:table-cell table:style-name="ce17"/>
          <table:table-cell table:style-name="ce39"/>
          <table:table-cell table:style-name="ce26" table:number-columns-repeated="7"/>
          <table:table-cell table:style-name="ce52" office:value-type="string" calcext:value-type="string">
            <text:p>-</text:p>
          </table:table-cell>
          <table:table-cell table:style-name="ce81" office:value-type="string" calcext:value-type="string">
            <text:p>'=&gt; weglassen, nicht im scope</text:p>
          </table:table-cell>
          <table:table-cell table:style-name="ce30" office:value-type="string" calcext:value-type="string">
            <text:p>x</text:p>
          </table:table-cell>
          <table:table-cell table:style-name="ce80" table:number-columns-repeated="72"/>
          <table:table-cell table:style-name="ce85" table:number-columns-repeated="51"/>
          <table:table-cell table:style-name="ce80" table:number-columns-repeated="883"/>
          <table:table-cell table:style-name="ce85"/>
        </table:table-row>
        <table:table-row table:style-name="ro2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FHIR Medic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freiverkäuflich?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Hersteller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table-cell table:style-name="ce13" office:value-type="string" calcext:value-type="string">
            <text:p>Darreichungsfor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style-name="ce52" office:value-type="string" calcext:value-type="string">
            <text:p>EDQM (DoseForm) == BfArm</text:p>
            <text:p>=&gt; Es gibt verschiedene Display-Terms (z.B. patient-friendly)</text:p>
          </table:table-cell>
          <table:table-cell table:style-name="ce67" office:value-type="string" calcext:value-type="string">
            <text:p>!!!</text:p>
          </table:table-cell>
          <table:table-cell table:style-name="ce82" office:value-type="string" calcext:value-type="string">
            <text:p>x</text:p>
            <text:p>(! designations?)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7">
          <table:covered-table-cell table:style-name="ce5"/>
          <table:covered-table-cell table:style-name="ce13"/>
          <table:table-cell table:style-name="ce13" office:value-type="string" calcext:value-type="string">
            <text:p>Bestandteil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36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52" office:value-type="string" calcext:value-type="string">
            <text:p>ASK</text:p>
            <text:p>or ATC-DE</text:p>
            <text:p>or PZN</text:p>
            <text:p>or Freitext</text:p>
          </table:table-cell>
          <table:table-cell table:style-name="ce67" office:value-type="string" calcext:value-type="string">
            <text:p>Amlodipin</text:p>
            <text:p>=&gt; ASK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aktiv?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number-columns-repeated="2"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0 mg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number-columns-repeated="2"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 TAB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covered-table-cell table:style-name="ce13"/>
          <table:table-cell table:style-name="ce13" office:value-type="string" calcext:value-type="string">
            <text:p>Wirkstofftyp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MII Wirkstofftyp</text:p>
          </table:table-cell>
          <table:table-cell table:style-name="ce81" office:value-type="string" calcext:value-type="string">
            <text:p>zur Unterscheidung</text:p>
            <text:p>    IN (ingredient - allgemeiner Wirkstoff),</text:p>
            <text:p>    PIN (precise ingredient - genauer Wirkstoff),</text:p>
            <text:p>    oder MIN (multiple ingredients - Kombinationscode für mehrere Wirkstoffe).</text:p>
            <text:p/>
            <text:p><text:span text:style-name="T1">IG: Hinweis/Frage, ob sinvoll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13" office:value-type="string" calcext:value-type="string">
            <text:p>Chargennumm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!!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13" office:value-type="string" calcext:value-type="string">
            <text:p>Ablauf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style-name="ce52" office:value-type="string" calcext:value-type="string">
            <text:p>1..1 HL7 ListStatu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Listen-Mod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style-name="ce52" office:value-type="string" calcext:value-type="string">
            <text:p>1..1 HL7 ListM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Titel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style-name="ce52" office:value-type="string" calcext:value-type="string">
            <text:p>fix: medication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Eintra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Änderun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Sequenz-Nr.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Ganzzahl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13"/>
          <table:table-cell table:style-name="ce13" office:value-type="string" calcext:value-type="string">
            <text:p>Elemen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style-name="ce52" office:value-type="string" calcext:value-type="string">
            <text:p>Objekt: Medikations-Information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47">
            <text:p>Medikations-Information</text:p>
          </table:table-cell>
          <table:table-cell table:style-name="ce5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,</text:p>
            <text:p>URI</text:p>
          </table:table-cell>
          <table:table-cell table:style-name="ce36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 - Grund für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Medikations-Verabreichung, Medikations-Abgabe, Medikations-Information, Prozedur, Beobachtung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6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82" office:value-type="string" calcext:value-type="string">
            <text:p>PZN,</text:p>
            <text:p>ATC-DE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covered-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9" office:value-type="date" office:date-value="2021-11-16" calcext:value-type="date">
            <text:p>16.11.21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6" office:value-type="string" calcext:value-type="string">
            <text:p>fix: na</text:p>
          </table:table-cell>
          <table:table-cell table:style-name="ce52" office:value-type="string" calcext:value-type="string">
            <text:p>(=&gt;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8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Code/Freitext</text:p>
            <text:p>or Referenz</text:p>
          </table:table-cell>
          <table:table-cell table:style-name="ce3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/Freitex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"Eine Marcumarisierung ist</text:p>
            <text:p>nach Rücksprache mit dem</text:p>
            <text:p>Operateur nicht notwendig!"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1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style-name="ce52" office:value-type="string" calcext:value-type="string">
            <text:p>x</text:p>
          </table:table-cell>
          <table:table-cell table:style-name="ce81" office:value-type="string" calcext:value-type="string">
            <text:p>30-30-30-30 ABER: PROBLEMATISCH, DA KEINE EINHEIT</text:p>
            <text:p/>
            <text:p>"nach Kaliumwert"</text:p>
            <text:p/>
            <text:p>"Ziel-PTT 60 - 80"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80" office:value-type="string" calcext:value-type="string">
            <text:p>Problem: Insulin wird anhand eines Regelwerks gegeben - nicht im Fokus Stufe 2.</text:p>
            <text:p>=&gt; rein textuell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 table:number-columns-spanned="1" table:number-rows-spanned="3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covered-table-cell table:number-columns-repeated="2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morgens</text:p>
            <text:p/>
            <text:p/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6" office:value-type="string" calcext:value-type="string">
            <text:p>"[alle weiteren Elemente]"</text:p>
          </table:table-cell>
          <table:table-cell table:style-name="ce57"/>
          <table:table-cell table:style-name="ce13"/>
          <table:table-cell table:style-name="ce36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52"/>
          <table:table-cell table:style-name="ce81" office:value-type="string" calcext:value-type="string">
            <text:p>"alle 48 Stunden" =&gt; frequency+period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</text:p>
            <text:p><text:span text:style-name="T1">3 /wk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number-columns-repeated="3"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51">
            <text:p>Medikations-Verordnung</text:p>
          </table:table-cell>
          <table:table-cell table:style-name="ce5"/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6"/>
          <table:table-cell table:style-name="ce49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Zuzahlungs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Kennzeichen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ASV-Teamnumme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Notdienstgebüh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BV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Unfallinformationen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3"/>
          <table:table-cell table:style-name="ce13" office:value-type="string" calcext:value-type="string">
            <text:p>Unfall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Unfallbetrieb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Unfalltag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Rezepttyp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hrfachverordn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Zweck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Aufent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Erstellungszeitpunkt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verordnende Pers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verordnende Organisati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Gruppen-Identifikato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Versicherungsverhältni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Anmerk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 (Markdown)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9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Abgabe-Anforderung</text:p>
          </table:table-cell>
          <table:table-cell table:style-name="ce5"/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73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Meng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ubstitution</text:p>
          </table:table-cell>
          <table:table-cell table:style-name="ce5"/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73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erlaub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20">
            <text:p>Medikations-Verabreichung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9">
          <table:covered-table-cell table:style-name="ce5"/>
          <table:table-cell table:style-name="ce13" office:value-type="string" calcext:value-type="string">
            <text:p>Bestandteil von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9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FHIR Medication Administration Status Codes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  <text:p><text:span text:style-name="T1">xor Datum/Uhrzeit von/bis</text:span>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Grund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<text:s/>Gesundheitszustand, Beobachtung, Diagnoseberich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10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SNOMED-C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EDQM</text:p>
            <text:p>or SNOMED-CT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Häufigkeit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sverhältnis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/>
          <table:table-cell table:number-columns-repeated="1007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4">
          <table:table-cell table:style-name="ce9" office:value-type="string" calcext:value-type="string">
            <text:p>TODO: Welche Klassifikationen sind primär? Sollen andere explizit oder/und implizit als zusätzliche Angabe erlaubt sein?</text:p>
          </table:table-cell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4" table:number-rows-repeated="152">
          <table:table-cell table:style-name="ce8"/>
          <table:table-cell table:number-columns-repeated="1023"/>
        </table:table-row>
        <table:table-row table:style-name="ro4" table:number-rows-repeated="10482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.00.0000</text:date>, <text:time style:data-style-name="N2" text:time-value="12:46:37.4020565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3-02T12:57:11.101239352</dc:date>
    <dc:creator>Stefan Lang</dc:creator>
    <meta:editing-duration>PT15H7M23S</meta:editing-duration>
    <meta:editing-cycles>604</meta:editing-cycles>
    <meta:generator>LibreOffice/6.4.7.2$Linux_X86_64 LibreOffice_project/40$Build-2</meta:generator>
    <meta:document-statistic meta:table-count="1" meta:cell-count="1834" meta:object-count="0"/>
  </office:meta>
</office:document-meta>
</file>